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</text:span><text:span text:style-name="T1">ag</text:span><text:span text:style-name="T1">di</text:span><text:span text:style-name="T1">p</text:span><text:span text:style-name="T1">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</text:span><text:span text:style-name="T3">uDi</text:span><text:span text:style-name="T3">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</text:span><text:span text:style-name="T3">sis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</text:span><text:span text:style-name="T3">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</text:span><text:span text:style-name="T2">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7.914cm" svg:y="11.8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0.351cm" svg:y="13.8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196cm" svg:y1="12.586cm" svg:x2="12.192cm" svg:y2="13.82cm" draw:start-shape="id78" draw:start-glue-point="6" draw:end-shape="id79" draw:end-glue-point="4" svg:d="M12196 12586v542l-4 190v502" svg:viewBox="0 0 5 1235">
          <text:p/>
        </draw:connector>
        <draw:custom-shape draw:style-name="gr61" draw:text-style-name="P20" xml:id="id80" draw:id="id80" draw:layer="layout" svg:width="3.866cm" svg:height="0.735cm" svg:x="10.265cm" svg:y="8.1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0.35cm" svg:y="10.0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198cm" svg:y1="8.903cm" svg:x2="12.191cm" svg:y2="10.011cm" draw:start-shape="id80" draw:start-glue-point="6" draw:end-shape="id81" draw:end-glue-point="4" svg:d="M12198 8903l-7 1108" svg:viewBox="0 0 8 1109">
          <text:p/>
        </draw:connector>
        <draw:connector draw:style-name="gr42" draw:text-style-name="P14" draw:layer="layout" draw:type="lines" svg:x1="12.191cm" svg:y1="10.701cm" svg:x2="12.195cm" svg:y2="11.884cm" draw:start-shape="id81" draw:start-glue-point="6" draw:end-shape="id78" draw:end-glue-point="0" svg:d="M12191 107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16.426cm" svg:y="13.7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3.255cm" svg:y="11.7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938cm" svg:y1="12.216cm" svg:x2="7.914cm" svg:y2="12.235cm" draw:start-shape="id82" draw:start-glue-point="7" draw:end-shape="id78" draw:end-glue-point="5" svg:d="M6938 12216l976 19" svg:viewBox="0 0 977 20">
          <text:p/>
        </draw:connector>
        <draw:connector draw:style-name="gr13" draw:text-style-name="P14" draw:layer="layout" draw:type="line" svg:x1="14.034cm" svg:y1="14.264cm" svg:x2="16.426cm" svg:y2="14.262cm" draw:start-shape="id79" draw:start-glue-point="7" draw:end-shape="id83" svg:d="M14034 14264l2392-2" svg:viewBox="0 0 2393 3">
          <text:p/>
        </draw:connector>
        <draw:frame draw:style-name="gr66" draw:text-style-name="P36" draw:layer="layout" svg:width="5.207cm" svg:height="0.763cm" svg:x="16.288cm" svg:y="13.049cm">
          <draw:text-box>
            <text:p><text:span text:style-name="T10">loop_asymBru</text:span><text:span text:style-name="T10">Fit.rb</text:span></text:p>
          </draw:text-box>
        </draw:frame>
        <draw:custom-shape draw:style-name="gr61" draw:text-style-name="P20" xml:id="id84" draw:id="id84" draw:layer="layout" svg:width="3.866cm" svg:height="0.735cm" svg:x="23.285cm" svg:y="16.8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2.562cm" svg:y="15.989cm">
          <draw:text-box>
            <text:p><text:span text:style-name="T10">loop_</text:span><text:span text:style-name="T10">check</text:span><text:span text:style-name="T10">Injecti</text:span><text:span text:style-name="T10">onFit.</text:span><text:span text:style-name="T10">rb</text:span></text:p>
          </draw:text-box>
        </draw:frame>
        <draw:connector draw:style-name="gr13" draw:text-style-name="P14" draw:layer="layout" svg:x1="14.033cm" svg:y1="10.356cm" svg:x2="25.218cm" svg:y2="16.832cm" draw:start-shape="id81" draw:start-glue-point="7" draw:end-shape="id84" draw:end-glue-point="4" svg:d="M14033 10356h11185v6476" svg:viewBox="0 0 11186 6477">
          <text:p/>
        </draw:connector>
        <draw:custom-shape draw:style-name="gr11" draw:text-style-name="P12" xml:id="id85" draw:id="id85" draw:layer="layout" svg:width="3.683cm" svg:height="0.889cm" svg:x="16.521cm" svg:y="16.7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359cm" svg:y1="14.77cm" svg:x2="18.362cm" svg:y2="16.748cm" draw:start-shape="id83" draw:start-glue-point="6" draw:end-shape="id85" draw:end-glue-point="4" svg:d="M18359 14770l3 1978" svg:viewBox="0 0 4 1979">
          <text:p/>
        </draw:connector>
        <draw:connector draw:style-name="gr13" draw:text-style-name="P14" draw:layer="layout" draw:type="line" svg:x1="20.204cm" svg:y1="17.192cm" svg:x2="23.285cm" svg:y2="17.2cm" draw:start-shape="id85" draw:start-glue-point="7" draw:end-shape="id84" draw:end-glue-point="5" svg:d="M20204 17192l3081 8" svg:viewBox="0 0 3082 9">
          <text:p/>
        </draw:connector>
        <draw:custom-shape draw:style-name="gr67" draw:text-style-name="P12" xml:id="id86" draw:id="id86" draw:layer="layout" svg:width="7.475cm" svg:height="1.4cm" svg:x="21.501cm" svg:y="19.6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5.218cm" svg:y1="17.567cm" svg:x2="25.239cm" svg:y2="19.669cm" draw:start-shape="id84" draw:start-glue-point="6" draw:end-shape="id86" draw:end-glue-point="4" svg:d="M25218 17567l21 2102" svg:viewBox="0 0 22 2103">
          <text:p/>
        </draw:connector>
        <draw:custom-shape draw:style-name="gr61" draw:text-style-name="P20" xml:id="id87" draw:id="id87" draw:layer="layout" svg:width="3.866cm" svg:height="0.735cm" svg:x="23.313cm" svg:y="22.7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5.239cm" svg:y1="21.069cm" svg:x2="25.246cm" svg:y2="22.709cm" draw:start-shape="id86" draw:start-glue-point="6" draw:end-shape="id87" draw:end-glue-point="4" svg:d="M25239 21069l7 1640" svg:viewBox="0 0 8 16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1-19T19:34:59.030397228</dc:date>
    <meta:editing-duration>PT23H9M25S</meta:editing-duration>
    <meta:editing-cycles>75</meta:editing-cycles>
    <meta:generator>LibreOffice/6.0.7.3$Linux_X86_64 LibreOffice_project/00m0$Build-3</meta:generator>
    <meta:document-statistic meta:object-count="188"/>
  </office:meta>
</office:document-meta>
</file>